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10000021F6FEF12E29B1936DB.png" manifest:media-type="image/png"/>
  <manifest:file-entry manifest:full-path="Pictures/1000020100000187000001EA5DB19A3BB163AEEE.png" manifest:media-type="image/png"/>
  <manifest:file-entry manifest:full-path="Pictures/100002010000017400000270D9EFF2525FB61B62.png" manifest:media-type="image/png"/>
  <manifest:file-entry manifest:full-path="Pictures/100002010000015C000001697958DF54A13779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79cm, 0.22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6.412cm" svg:height="10.756cm" draw:z-index="0"><draw:image xlink:href="Pictures/100002010000017400000270D9EFF2525FB61B62.png" xlink:type="simple" xlink:show="embed" xlink:actuate="onLoad" loext:mime-type="image/x-vclgraphic"/></draw:frame><draw:frame draw:style-name="fr2" draw:name="Figura2" text:anchor-type="paragraph" svg:x="4.584cm" svg:y="11.945cm" svg:width="7.666cm" svg:height="7.952cm" draw:z-index="1"><draw:image xlink:href="Pictures/100002010000015C000001697958DF54A13779A1.png" xlink:type="simple" xlink:show="embed" xlink:actuate="onLoad" loext:mime-type="image/x-vclgraphic"/></draw:frame></text:p>
      <text:p text:style-name="P1"><draw:frame draw:style-name="fr3" draw:name="Figura3" text:anchor-type="paragraph" svg:x="3.261cm" svg:y="-0.702cm" svg:width="10.067cm" svg:height="12.741cm" draw:z-index="2"><draw:image xlink:href="Pictures/1000020100000187000001EA5DB19A3BB163AEE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Figura4" text:anchor-type="paragraph" svg:width="12.726cm" svg:height="14.367cm" draw:z-index="3"><draw:image xlink:href="Pictures/10000201000001E10000021F6FEF12E29B1936DB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48:49.717899823</meta:creation-date>
    <dc:date>2019-10-08T16:19:09.375581128</dc:date>
    <meta:editing-duration>PT29M49S</meta:editing-duration>
    <meta:editing-cycles>1</meta:editing-cycles>
    <meta:document-statistic meta:table-count="0" meta:image-count="4" meta:object-count="0" meta:page-count="3" meta:paragraph-count="1" meta:word-count="0" meta:character-count="2" meta:non-whitespace-character-count="0"/>
    <meta:generator>LibreOffice/6.0.7.3$Linux_X86_64 LibreOffice_project/00m0$Build-3</meta:generator>
  </office:meta>
</office:document-meta>
</file>